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93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617cm" fo:break-before="auto" style:use-optimal-row-height="true"/>
    </style:style>
    <style:style style:name="ro5" style:family="table-row">
      <style:table-row-properties style:row-height="0.563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609cm" fo:break-before="auto" style:use-optimal-row-height="true"/>
    </style:style>
    <style:style style:name="ro8" style:family="table-row">
      <style:table-row-properties style:row-height="2.164cm" fo:break-before="auto" style:use-optimal-row-height="true"/>
    </style:style>
    <style:style style:name="ro9" style:family="table-row">
      <style:table-row-properties style:row-height="1.154cm" fo:break-before="auto" style:use-optimal-row-height="true"/>
    </style:style>
    <style:style style:name="ro10" style:family="table-row">
      <style:table-row-properties style:row-height="2.0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6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12_13-03-36_000.jpg</text:p>
          </table:table-cell>
          <table:table-cell table:style-name="ce20" office:value-type="string">
            <text:p>:m 1*1 RES / JVEMV6 64#110_?? / 『宇治拾遺物語　古本説話集　新日本古典文学大系　４２』 校注=三木紀人、他 / p.5 / w:~,topic:鳳凰堂</text:p>
          </table:table-cell>
          <table:table-cell table:style-name="ce4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1*1 RES / JVEMV6 64#110_?? / 『宇治拾遺物語　古本説話集　新日本古典文学大系　４２』 校注=三木紀人、他 / p.5 / w:~,topic:鳳凰堂">
            <text:p>:m 1*1 RES / JVEMV6 64#110_?? / 『宇治拾遺物語　古本説話集　新日本古典文学大系　４２』 校注=三木紀人、他 / p.5 / w:~,topic:鳳凰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12_13-25-43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12_14-52-35_000.jpg</text:p>
          </table:table-cell>
          <table:table-cell table:style-name="ce20" office:value-type="string">
            <text:p>:m 東和 PHOTO / 210614m / 谷保駅 / 国立市富士見台二丁目新築計画 / １名 / 小川電気工事（新日本建設） / 資料：天気</text:p>
          </table:table-cell>
          <table:table-cell table:style-name="ce19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東和 PHOTO / 210614m / 谷保駅 / 国立市富士見台二丁目新築計画 / １名 / 小川電気工事（新日本建設） / 資料：天気">
            <text:p>:m 東和 PHOTO / 210614m / 谷保駅 / 国立市富士見台二丁目新築計画 / １名 / 小川電気工事（新日本建設） / 資料：天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12_14-52-53_000.jpg</text:p>
          </table:table-cell>
          <table:table-cell table:style-name="ce20" office:value-type="string">
            <text:p>:m 東和 PHOTO / 210614m / 谷保駅 / 国立市富士見台二丁目新築計画 / １名 / 小川電気工事（新日本建設） / 資料：交通</text:p>
          </table:table-cell>
          <table:table-cell table:style-name="ce17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東和 PHOTO / 210614m / 谷保駅 / 国立市富士見台二丁目新築計画 / １名 / 小川電気工事（新日本建設） / 資料：交通">
            <text:p>:m 東和 PHOTO / 210614m / 谷保駅 / 国立市富士見台二丁目新築計画 / １名 / 小川電気工事（新日本建設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12_14-54-49_000.jpg</text:p>
          </table:table-cell>
          <table:table-cell table:style-name="ce20" office:value-type="string">
            <text:p>:m 東和 PHOTO / 210614m / 谷保駅 / 国立市富士見台二丁目新築計画 / １名 / 小川電気工事（新日本建設） / 資料：スケジュール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東和 PHOTO / 210614m / 谷保駅 / 国立市富士見台二丁目新築計画 / １名 / 小川電気工事（新日本建設） / 資料：スケジュール">
            <text:p>:m 東和 PHOTO / 210614m / 谷保駅 / 国立市富士見台二丁目新築計画 / １名 / 小川電気工事（新日本建設） / 資料：スケジュール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12_14-55-38_000.jpg</text:p>
          </table:table-cell>
          <table:table-cell table:style-name="ce20" office:value-type="string">
            <text:p>:m 東和 PHOTO / 210614m / 谷保駅 / 国立市富士見台二丁目新築計画 / １名 / 小川電気工事（新日本建設） / 指示書</text:p>
          </table:table-cell>
          <table:table-cell table:style-name="ce17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東和 PHOTO / 210614m / 谷保駅 / 国立市富士見台二丁目新築計画 / １名 / 小川電気工事（新日本建設） / 指示書">
            <text:p>:m 東和 PHOTO / 210614m / 谷保駅 / 国立市富士見台二丁目新築計画 / １名 / 小川電気工事（新日本建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12_14-55-44_000.jpg</text:p>
          </table:table-cell>
          <table:table-cell table:style-name="ce20" office:value-type="string">
            <text:p>:m 東和 PHOTO / 210614m / 谷保駅 / 国立市富士見台二丁目新築計画 / １名 / 小川電気工事（新日本建設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東和 PHOTO / 210614m / 谷保駅 / 国立市富士見台二丁目新築計画 / １名 / 小川電気工事（新日本建設） / 指示書">
            <text:p>:m 東和 PHOTO / 210614m / 谷保駅 / 国立市富士見台二丁目新築計画 / １名 / 小川電気工事（新日本建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12_15-07-07_000.jpg</text:p>
          </table:table-cell>
          <table:table-cell table:style-name="ce20" office:value-type="string">
            <text:p>:m 東和 PHOTO / 210614m / 谷保駅 / 国立市富士見台二丁目新築計画 / １名 / 小川電気工事（新日本建設） / 資料：地図</text:p>
          </table:table-cell>
          <table:table-cell table:style-name="ce19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東和 PHOTO / 210614m / 谷保駅 / 国立市富士見台二丁目新築計画 / １名 / 小川電気工事（新日本建設） / 資料：地図">
            <text:p>:m 東和 PHOTO / 210614m / 谷保駅 / 国立市富士見台二丁目新築計画 / １名 / 小川電気工事（新日本建設） / 資料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6-12_15-47-55_000.jpg</text:p>
          </table:table-cell>
          <table:table-cell table:style-name="ce20" office:value-type="string">
            <text:p>:m :th / topic=「成長」と「道」 / content=「成長」でも「発展」でもなく、「道を行う」、と言おうか / lang=ja</text:p>
          </table:table-cell>
          <table:table-cell table:style-name="ce17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:th / topic=「成長」と「道」 / content=「成長」でも「発展」でもなく、「道を行う」、と言おうか / lang=ja">
            <text:p>:m :th / topic=「成長」と「道」 / content=「成長」でも「発展」でもなく、「道を行う」、と言おうか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6-12_15-49-18_000.jpg</text:p>
          </table:table-cell>
          <table:table-cell table:style-name="ce18" office:value-type="string">
            <text:p>-*</text:p>
          </table:table-cell>
          <table:table-cell table:style-name="ce17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6-12_16-08-20_000.jpg</text:p>
          </table:table-cell>
          <table:table-cell table:style-name="ce19" office:value-type="string">
            <text:p>:m やることリスト / steps / occasion=飲み物用意：スープ / for=~, at=台所,other=事物の名前、記号を使っている</text:p>
          </table:table-cell>
          <table:table-cell table:style-name="ce20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やることリスト / steps / occasion=飲み物用意：スープ / for=~, at=台所,other=事物の名前、記号を使っている">
            <text:p>:m やることリスト / steps / occasion=飲み物用意：スープ / for=~, at=台所,other=事物の名前、記号を使っている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6-12_16-31-04_000.jpg</text:p>
          </table:table-cell>
          <table:table-cell table:style-name="ce20" office:value-type="string">
            <text:p>:m :th / topic=読経について / content=宇治拾遺物語に出てくる、「道命」に関する説話：不斎（ふさい）の身で読経：翁は、聞けた / lang=ja</text:p>
          </table:table-cell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:th / topic=読経について / content=宇治拾遺物語に出てくる、「道命」に関する説話：不斎（ふさい）の身で読経：翁は、聞けた / lang=ja">
            <text:p>:m :th / topic=読経について / content=宇治拾遺物語に出てくる、「道命」に関する説話：不斎（ふさい）の身で読経：翁は、聞けた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6-12_17-45-48_000.jpg</text:p>
          </table:table-cell>
          <table:table-cell table:style-name="ce20" office:value-type="string">
            <text:p>:m RES #*# / free# JVEMV6 68#_13:s-1 / 68. theoretical-physics(tp) / w=phase-space-function,topics=~,other=~,s=~,i=~,doc=r-1-2~1#7.2(en)</text:p>
          </table:table-cell>
          <table:table-cell table:style-name="ce20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RES #*# / free# JVEMV6 68#_13:s-1 / 68. theoretical-physics(tp) / w=phase-space-function,topics=~,other=~,s=~,i=~,doc=r-1-2~1#7.2(en)">
            <text:p>:m RES #*# / free# JVEMV6 68#_13:s-1 / 68. theoretical-physics(tp) / w=phase-space-function,topics=~,other=~,s=~,i=~,doc=r-1-2~1#7.2(en)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4" office:value-type="string">
            <text:p>2021-06-12_19-11-46_000.jpg</text:p>
          </table:table-cell>
          <table:table-cell table:style-name="ce20" office:value-type="string">
            <text:p>:m :篠笛,shinobue #*# / session-memo / s.1:genr=practice:,key=G,for=指打ち,memo=~,tempo=~,Re~,R=~,notes=~,other=強弱図+</text:p>
          </table:table-cell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m :篠笛,shinobue #*# / session-memo / s.1:genr=practice:,key=G,for=指打ち,memo=~,tempo=~,Re~,R=~,notes=~,other=強弱図+">
            <text:p>:m :篠笛,shinobue #*# / session-memo / s.1:genr=practice:,key=G,for=指打ち,memo=~,tempo=~,Re~,R=~,notes=~,other=強弱図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6-12_21-08-59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6-13_02-38-57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8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6-13_02-39-02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m :PHOTO 寝た時刻 / 2020">
            <text:p>:m :PHOTO 寝た時刻 / 202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6-13_08-18-26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m :PHOTO 起きた時刻 / 2020">
            <text:p>:m :PHOTO 起きた時刻 / 202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4" office:value-type="string">
            <text:p>2021-06-13_08-18-53_000.jpg</text:p>
          </table:table-cell>
          <table:table-cell table:style-name="ce17" office:value-type="string">
            <text:p>:m 記録 / お酒：飲んだ量</text:p>
          </table:table-cell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m 記録 / お酒：飲んだ量">
            <text:p>:m 記録 / お酒：飲んだ量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6-13_08-49-29_000.jpg</text:p>
          </table:table-cell>
          <table:table-cell table:style-name="ce19" office:value-type="string">
            <text:p>:m やることリスト / steps / occasion=飲み物用意：スープ / for=~, at=台所,other=事物の名前、記号を使っている；動作の名前も、記号</text:p>
          </table:table-cell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string" office:string-value=":m やることリスト / steps / occasion=飲み物用意：スープ / for=~, at=台所,other=事物の名前、記号を使っている；動作の名前も、記号">
            <text:p>:m やることリスト / steps / occasion=飲み物用意：スープ / for=~, at=台所,other=事物の名前、記号を使っている；動作の名前も、記号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6-13_08-52-03_000.jpg</text:p>
          </table:table-cell>
          <table:table-cell table:style-name="ce19" office:value-type="string">
            <text:p>:m やることリスト / steps / occasion=用意：昼食：チンする / for=~, at=台所,other=事物の名前、記号を使っている ||| :m やることリスト / steps / occasion=用意：夕食：汁をよそう / for=~, at=台所,other=事物の名前、記号を使っている</text:p>
          </table:table-cell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string" office:string-value=":m やることリスト / steps / occasion=用意：昼食：チンする / for=~, at=台所,other=事物の名前、記号を使っている ||| :m やることリスト / steps / occasion=用意：夕食：汁をよそう / for=~, at=台所,other=事物の名前、記号を使っている">
            <text:p>:m やることリスト / steps / occasion=用意：昼食：チンする / for=~, at=台所,other=事物の名前、記号を使っている ||| :m やることリスト / steps / occasion=用意：夕食：汁をよそう / for=~, at=台所,other=事物の名前、記号を使っている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4" office:value-type="string">
            <text:p>2021-06-13_01-03-09_000.mp4</text:p>
          </table:table-cell>
          <table:table-cell table:style-name="ce20" office:value-type="string">
            <text:p>:VIDEO / @自室 / 記録 / jap.flute / 演奏、play / f-2021-0613-1 / genr=practice:指打ち,key=~,for=~,memo=~,tempo=~,Re~,R=~,notes=~,other=~</text:p>
          </table:table-cell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string" office:string-value=":VIDEO / @自室 / 記録 / jap.flute / 演奏、play / f-2021-0613-1 / genr=practice:指打ち,key=~,for=~,memo=~,tempo=~,Re~,R=~,notes=~,other=~">
            <text:p>:VIDEO / @自室 / 記録 / jap.flute / 演奏、play / f-2021-0613-1 / genr=practice:指打ち,key=~,for=~,memo=~,tempo=~,Re~,R=~,notes=~,other=~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4" office:value-type="string">
            <text:p>2021-06-13_01-07-33_000.mp4</text:p>
          </table:table-cell>
          <table:table-cell table:style-name="ce8" office:value-type="string">
            <text:p>:VIDEO / 記録 / @=自室 / topic=様子の記録：自分自信 / subject=ビデオを見ているところ</text:p>
          </table:table-cell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string" office:string-value=":VIDEO / 記録 / @=自室 / topic=様子の記録：自分自信 / subject=ビデオを見ているところ">
            <text:p>:VIDEO / 記録 / @=自室 / topic=様子の記録：自分自信 / subject=ビデオを見ているところ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5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 table:number-rows-repeated="2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 table:number-rows-repeated="2">
          <table:table-cell table:style-name="ce3"/>
          <table:table-cell table:style-name="ce4"/>
          <table:table-cell table:style-name="ce17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5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5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23">
            <text:p>23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3])" office:value-type="float" office:value="0">
            <text:p>0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1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1X-XX / loc=XX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0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5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5" table:number-rows-repeated="2651">
          <table:table-cell table:number-columns-repeated="1024"/>
        </table:table-row>
        <table:table-row table:style-name="ro5">
          <table:table-cell/>
          <table:table-cell/>
          <table:table-cell table:number-columns-repeated="1022"/>
        </table:table-row>
        <table:table-row table:style-name="ro5" table:number-rows-repeated="1045562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3">2021/06/13</text:date>, <text:time>09:53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13T09:53:20.13</dc:date>
    <dc:creator>iwabuchi ken</dc:creator>
    <meta:editing-duration>P34DT7H55M8S</meta:editing-duration>
    <meta:editing-cycles>12686</meta:editing-cycles>
    <meta:document-statistic meta:table-count="1" meta:cell-count="366" meta:object-count="0"/>
  </office:meta>
</office:document-meta>
</file>